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0c9" officeooo:paragraph-rsid="001f50c9"/>
    </style:style>
    <style:style style:name="P2" style:family="paragraph" style:parent-style-name="Standard">
      <style:text-properties officeooo:rsid="001fadae" officeooo:paragraph-rsid="001fadae"/>
    </style:style>
    <style:style style:name="P3" style:family="paragraph" style:parent-style-name="Standard">
      <style:text-properties officeooo:rsid="002107b8" officeooo:paragraph-rsid="002107b8"/>
    </style:style>
    <style:style style:name="P4" style:family="paragraph" style:parent-style-name="Standard">
      <style:text-properties officeooo:rsid="00241e06" officeooo:paragraph-rsid="00241e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irst project </text:p>
      <text:p text:style-name="P1"/>
      <text:p text:style-name="P2"/>
      <text:p text:style-name="P2"/>
      <text:p text:style-name="P3">ADD <text:s/>another line </text:p>
      <text:p text:style-name="P3"/>
      <text:p text:style-name="P3"/>
      <text:p text:style-name="P4">kljsldjfjlk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1:31:03.076332014</meta:creation-date>
    <dc:date>2019-08-02T01:38:24.427621195</dc:date>
    <meta:editing-duration>PT1H9M9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3" meta:word-count="7" meta:character-count="48" meta:non-whitespace-character-count="41"/>
  </office:meta>
</office:document-meta>
</file>